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7b5b" officeooo:paragraph-rsid="00187b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u primeiro commit </text:p>
      <text:p text:style-name="P1">aprendi o push</text:p>
      <text:p text:style-name="P1">git add * - atualiza tudo que foi modificado</text:p>
      <text:p text:style-name="P1">git status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4T22:03:09.202669604</meta:creation-date>
    <dc:date>2022-05-24T22:07:30.434308728</dc:date>
    <meta:editing-duration>PT4M24S</meta:editing-duration>
    <meta:editing-cycles>1</meta:editing-cycles>
    <meta:document-statistic meta:table-count="0" meta:image-count="0" meta:object-count="0" meta:page-count="1" meta:paragraph-count="4" meta:word-count="17" meta:character-count="88" meta:non-whitespace-character-count="74"/>
    <meta:generator>LibreOffice/6.4.7.2$Linux_X86_64 LibreOffice_project/40$Build-2</meta:generator>
  </office:meta>
</office:document-meta>
</file>